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It is good to know some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yih.ernest.akwo@gmail.com</meta:initial-creator>
    <dc:creator>anyih.ernest.akwo@gmail.com</dc:creator>
    <meta:creation-date>2022-03-25T10:44:00Z</meta:creation-date>
    <dc:date>2022-03-25T10:44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5" meta:row-count="1" meta:non-whitespace-character-count="23"/>
  </office:meta>
</office:document-meta>
</file>